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71pt"/>
    </style:style>
    <style:style style:name="co2" style:family="table-column">
      <style:table-column-properties fo:break-before="auto" style:column-width="153.5pt"/>
    </style:style>
    <style:style style:name="co3" style:family="table-column">
      <style:table-column-properties fo:break-before="auto" style:column-width="164.44pt"/>
    </style:style>
    <style:style style:name="co4" style:family="table-column">
      <style:table-column-properties fo:break-before="auto" style:column-width="238.71pt"/>
    </style:style>
    <style:style style:name="co5" style:family="table-column">
      <style:table-column-properties fo:break-before="auto" style:column-width="255.7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ro3" style:family="table-row">
      <style:table-row-properties style:row-height="35.15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ro5" style:family="table-row">
      <style:table-row-properties style:row-height="102.64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21.91pt" fo:break-before="auto" style:use-optimal-row-height="true"/>
    </style:style>
    <style:style style:name="ro9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T1" style:family="text">
      <style:text-properties style:country-asian="none" style:font-name-complex="FreeSans" style:font-name-asian="Noto Sans CJK SC Regular" style:font-name="Liberation Sans" fo:country="none" style:text-line-through-mode="continuous" fo:text-shadow="none" style:text-outline="false" fo:font-style="normal" style:text-line-through-type="none" style:text-underline-style="none" style:text-underline-color="font-color" fo:font-weight="normal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country-complex="none" fo:font-size="10pt"/>
    </style:style>
    <style:style style:name="T2" style:family="text">
      <style:text-properties style:country-asian="none" style:font-name-complex="FreeSans" style:font-name-asian="Noto Sans CJK SC Regular" style:font-name="Liberation Sans" fo:country="none" style:text-line-through-mode="continuous" fo:text-shadow="none" style:text-outline="false" style:text-line-through-type="none" style:text-underline-style="none" style:text-underline-color="font-color" style:font-relief="none" style:text-emphasize="none" style:font-size-complex="10pt" style:font-size-asian="10pt" style:text-overline-style="none" style:text-overline-color="font-color" style:country-complex="none" fo:font-size="10pt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style:country-asian="none" style:font-name-complex="FreeSans" style:font-name-asian="Noto Sans CJK SC Regular" style:font-name="Liberation Sans" fo:country="none" style:text-line-through-mode="continuous" fo:text-shadow="none" style:text-outline="false" style:text-line-through-type="none" style:text-underline-style="none" style:text-underline-color="font-color" style:font-relief="none" style:text-emphasize="none" style:font-size-complex="10pt" style:font-size-asian="10pt" style:text-overline-style="none" style:text-overline-color="font-color" style:country-complex="none" fo:font-size="10pt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TMP157-OLinuXino-LIME2H_EXT_Rev_B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style-name="ce4"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,R43,R44,R46,R47,R13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_Board_Mounted</text:p>
          </table:table-cell>
          <table:table-cell office:value-type="string" calcext:value-type="string">
            <text:p>R_0402_5MIL_0R(Board_Mounted)</text:p>
          </table:table-cell>
          <table:table-cell office:value-type="string" calcext:value-type="string">
            <text:p>R2,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128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2,R63,R71,R72,R74,R75,R91,R92,</text:p>
            <text:p><text:span text:style-name="T1">R106,R108,</text:span><text:span text:style-name="T2">R135</text:span><text:span text:style-name="T3">,</text:span>R139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56R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16,R17,R18,R19,R20,R21,R22,R23,R24,R25,</text:p>
            <text:p>R26,R27,R28,R29,R30,R31,R32,R33,R34,R35,R36,</text:p>
            <text:p>R37,R38,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/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12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8,R13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8,R49,R50,R61,R64,R65,R66,R67,R68,</text:p>
            <text:p>R69,R76,R105,R1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8,R1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0,R11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,R52,R70,R77,R78,R82,R101,R103,R1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01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5,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7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0,R80,R88,R93,R10,R51,R53,R55,R58,</text:p>
            <text:p>R73,R89,R104,R117,R118,R119,R121,</text:p>
            <text:p>R132,R136,R138,R140,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4,R6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22R</text:p>
          </table:table-cell>
          <table:table-cell table:style-name="ce7" office:value-type="string" calcext:value-type="string">
            <text:p>RA0805_(4X0402)_xx_BIGGEROUTPADS</text:p>
          </table:table-cell>
          <table:table-cell office:value-type="string" calcext:value-type="string">
            <text:p>RM3,RM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.7k</text:p>
          </table:table-cell>
          <table:table-cell table:style-name="ce7" office:value-type="string" calcext:value-type="string">
            <text:p>RA0805_(4X0402)_xx_BIGGEROUTPADS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pF/50V/5%/COG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2,C4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pF/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50,C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10%/X7R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7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0</text:p>
          </table:table-cell>
          <table:table-cell table:number-columns-repeated="1020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100nF/10V/10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,C5,C7,C8,C10,C14,C15,C16,C17,C18,C19,C20,</text:p>
            <text:p>C21,C22,C25,C26,C27,C28,C29,C30,C31,C32,C33,</text:p>
            <text:p>C36,C37,C38,C39,C53,C54,C55,C56,C57,C59,C60,</text:p>
            <text:p>C62,C65,C69,C70,C73,C74,C75,C77,C78,C80,C81,</text:p>
            <text:p>C82,C83,C84,C85,C96,,C120,C123C125C126C127,</text:p>
            <text:p>C140,C141,C142,C143,C144,C145,C146C151C152,</text:p>
            <text:p>C153,C154,C155,C156,C158,C159,C160C161C162,</text:p>
            <text:p>C165,C167,C173,C181,C184,C185,C186C187C188,</text:p>
            <text:p>C189,C190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,C4,C6,C58,C95,C108,C112,C114,C136,</text:p>
            <text:p>C137,C138,C139,C149,C150,C157,C163,</text:p>
            <text:p>C164,C1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7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99,C100,C109,C111,C124</text:p>
          </table:table-cell>
          <table:table-cell table:number-columns-repeated="1020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23,C24,C34,C35,C44,C86,C90,C91,C92,C93,</text:p>
            <text:p>C98,C101,C102,C103,C104,C105,C106,C107,C113,</text:p>
            <text:p>C115,C116,C117,C118,C119,C121,C134,C135,</text:p>
            <text:p>C147,C14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7,C48,C52,C63,C64,C72,C76,C79,C122</text:p>
          </table:table-cell>
          <table:table-cell table:number-columns-repeated="1020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46,C51,C61,C87,C88,C89,C168,C169,C170,</text:p>
            <text:p>C172,C175,C17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8</text:p>
          </table:table-cell>
          <table:table-cell table:number-columns-repeated="1020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2.2uH/1.5A/20%/3x3x1.5mm/</text:p>
            <text:p>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9,L10,L11,L12,L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H/0805/LQM21FN4R7M70L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,L7,L14,L15,L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S4(SOD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3,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,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UN2211LT1G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</text:p>
            <text:p>2P/SMD1206</text:p>
          </table:table-cell>
          <table:table-cell table:style-name="ce7" office:value-type="string" calcext:value-type="string">
            <text:p>CM7V-T1A(Package-1206_3.20x1.50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</text:p>
            <text:p>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MD5032/24Mhz/20ppm/</text:p>
            <text:p>3.3V/-40+85</text:p>
          </table:table-cell>
          <table:table-cell office:value-type="string" calcext:value-type="string">
            <text:p>5032-4P_HCX-3S</text:p>
          </table:table-cell>
          <table:table-cell office:value-type="string" calcext:value-type="string">
            <text:p>C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-48)</text:p>
          </table:table-cell>
          <table:table-cell office:value-type="string" calcext:value-type="string">
            <text:p>QFN48-6x6mm-OLIMEX_V2</text:p>
          </table:table-cell>
          <table:table-cell office:value-type="string" calcext:value-type="string">
            <text:p>U1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2,U13,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9026GFP(MSOP-10)</text:p>
          </table:table-cell>
          <table:table-cell table:style-name="ce7" office:value-type="string" calcext:value-type="string">
            <text:p>MSOP-10-EP_Pitch-0.5mm_</text:p>
          </table:table-cell>
          <table:table-cell office:value-type="string" calcext:value-type="string">
            <text:p>U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66121FN</text:p>
          </table:table-cell>
          <table:table-cell table:style-name="ce7" office:value-type="string" calcext:value-type="string">
            <text:p>QFN64_9x9mm_Pitch_0.5mm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4G1646E-BMMA0CV</text:p>
          </table:table-cell>
          <table:table-cell table:style-name="ce7" office:value-type="string" calcext:value-type="string">
            <text:p>FBGA96(HYNIX_SAMSUNG_DDR3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MP157DAA1</text:p>
          </table:table-cell>
          <table:table-cell table:style-name="ce7" office:value-type="string" calcext:value-type="string">
            <text:p>LFBGA-448(Pitch-0.8mm_Pad-0.4mm)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IC-TR</text:p>
          </table:table-cell>
          <table:table-cell table:style-name="ce6" office:value-type="string" calcext:value-type="string">
            <text:p>QFN48_1DRILL(PADPITCH-0.5MM)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1050T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1117AG-AD-AA3-A-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1,U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(SOT23-3)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U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3.3V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VR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3X4</text:p>
          </table:table-cell>
          <table:table-cell office:value-type="string" calcext:value-type="string">
            <text:p>PWRON1,RES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F12(3.0)-40DS-0.5V(86)</text:p>
          </table:table-cell>
          <table:table-cell table:style-name="ce6" office:value-type="string" calcext:value-type="string">
            <text:p>Flash_Con[DF12(3.0)-40DS-0.5V(86)]</text:p>
          </table:table-cell>
          <table:table-cell office:value-type="string" calcext:value-type="string">
            <text:p>Flash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USB_MINI_9PIN_SD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10-HIGH</text:p>
          </table:table-cell>
          <table:table-cell table:style-name="ce7" office:value-type="string" calcext:value-type="string">
            <text:p>GPH127SMT-02X10(PA-V16X-2X10-LF)</text:p>
          </table:table-cell>
          <table:table-cell office:value-type="string" calcext:value-type="string">
            <text:p>GPIO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-PAV16X-2x20-HIGH</text:p>
          </table:table-cell>
          <table:table-cell table:style-name="ce7" office:value-type="string" calcext:value-type="string">
            <text:p>GPH127SMT-02X20(PA-V16X-2X20-LF)</text:p>
          </table:table-cell>
          <table:table-cell office:value-type="string" calcext:value-type="string">
            <text:p>GPIO-1,GPIO-2,GPIO-3,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DMI-SWM-19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B3-3.5mm</text:p>
          </table:table-cell>
          <table:table-cell office:value-type="string" calcext:value-type="string">
            <text:p>C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,USB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BOOT1_VDD1,5V_E1,CAN_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er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BOOT0_VDD1,BOOT2_VD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/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100nF/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,C11,C12,C13,C41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,R62,R81,R90,R120,R1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6,C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4pF/50V/5%/COG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47uF/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74,C178,C179,C180,C182,C1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L0402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5,L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k/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6,R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/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,R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5,R107,R133,R7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5,U6,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HN1x2</text:p>
          </table:table-cell>
          <table:table-cell office:value-type="string" calcext:value-type="string">
            <text:p>BACKUP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 table:number-rows-repeated="78">
          <table:table-cell table:style-name="Default" table:number-columns-repeated="1024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5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1-08-26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6">00/00/0000</text:date>, <text:time style:data-style-name="N2" text:time-value="09:08:04.937510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8-26T09:08:44.921737699</dc:date>
    <meta:editing-duration>PT3H9M14S</meta:editing-duration>
    <meta:editing-cycles>95</meta:editing-cycles>
    <meta:document-statistic meta:table-count="1" meta:cell-count="416" meta:object-count="0"/>
  </office:meta>
</office:document-meta>
</file>